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ndale Mono"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Andale Mono" fo:font-size="22pt" style:font-size-asian="22pt" style:font-size-complex="22pt"/>
    </style:style>
    <style:style style:name="P3" style:family="paragraph" style:parent-style-name="Standard">
      <style:paragraph-properties fo:text-align="start" style:justify-single-word="false"/>
      <style:text-properties style:font-name="Andale Mono"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 fo:break-before="page"/>
      <style:text-properties style:font-name="Andale Mono" fo:font-size="16pt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style:font-name="Andale Mono"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ndale Mono" fo:font-size="12pt" fo:font-weight="normal" officeooo:rsid="00051333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ndale Mono" fo:font-size="12pt" fo:font-weight="normal" officeooo:rsid="00051333" officeooo:paragraph-rsid="00051333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ndale Mono" fo:font-size="12pt" fo:font-weight="normal" officeooo:rsid="0005649c" officeooo:paragraph-rsid="0005649c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 fo:break-before="page"/>
      <style:text-properties style:font-name="Andale Mono" fo:font-size="12pt" fo:font-weight="normal" officeooo:rsid="00051333" officeooo:paragraph-rsid="00051333" style:font-size-asian="10.5pt" style:font-weight-asian="normal" style:font-size-complex="12pt" style:font-weight-complex="normal"/>
    </style:style>
    <style:style style:name="T1" style:family="text">
      <style:text-properties officeooo:rsid="00045ea3"/>
    </style:style>
    <style:style style:name="T2" style:family="text">
      <style:text-properties officeooo:rsid="0005649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S 488 – Assignment <text:span text:style-name="T1">1</text:span></text:p>
      <text:p text:style-name="P1">Prof. Gladimir Baranoski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Name: Lawson Fulton</text:p>
      <text:p text:style-name="P1">Userid: ljfulton</text:p>
      <text:p text:style-name="P1">Student #: 20381453</text:p>
      <text:p text:style-name="P4">Manual</text:p>
      <text:p text:style-name="P1"/>
      <text:p text:style-name="P3">This submission follows the minimum requirements outlined in the assignment <text:span text:style-name="T2">1</text:span> specifications.</text:p>
      <text:p text:style-name="P3"/>
      <text:p text:style-name="P8">I made the assumption that the code would be compiled with Qt version <text:s/>&gt;= 5.1. This is because I did not want to try and support two different methods of creating vertex buffer objects. As such, the game will only compile on graphics lab machines with Qt version &gt;= 5.1 such as gl02. A consequence of this is that gl02 uses the unity window manager which has a bug making it incompatible with the standard Qt menu shortcut keys. Therefore, I had to explicitly handle the key presses in AppWindow::keyPressEvent. All of the actions are idempotent, so it should not matter if this code is run on a non-unity machine and the actions are executed twice.</text:p>
      <text:p text:style-name="P8"/>
      <text:p text:style-name="P8">Another note is that the menu appears in the top left corner of the monitor when using the unity window manager. This may not be obvious until moused over.</text:p>
      <text:p text:style-name="P8"/>
      <text:p text:style-name="P8">Another point about my project is that I draw the cube using an index buffer and vertex buffer. I implemented it this way primarily so that I could learn how to use indices alongside vertex attributes like colour.</text:p>
      <text:p text:style-name="P3"/>
      <text:p text:style-name="P3">To the best of my knowledge, all objectives have been completed.</text:p>
      <text:p text:style-name="P6"/>
      <text:p text:style-name="P9">sum is: /usr/bin/sum</text:p>
      <text:p text:style-name="P7"></text:p>
      <text:p text:style-name="P7"></text:p>
      <text:p text:style-name="P7">2015-01-22 14:46 <text:s text:c="6"/>Checksum for A1 for ljfulton on gl02 <text:s text:c="6"/>Page 1</text:p>
      <text:p text:style-name="P7"></text:p>
      <text:p text:style-name="P7"></text:p>
      <text:p text:style-name="P7">A1:</text:p>
      <text:p text:style-name="P7">total 1804</text:p>
      <text:p text:style-name="P7">85595909 drwxrwx--- 4 ljfulton cs488 <text:s text:c="6"/>4096 Jan 22 14:46 ./</text:p>
      <text:p text:style-name="P7">85595904 -rw-r-x--- 1 ljfulton ljfulton <text:s text:c="4"/>521 Jan 22 14:46 README*</text:p>
      <text:p text:style-name="P7">85595897 drwxrwx--- 8 ljfulton cs488 <text:s text:c="6"/>4096 Jan 22 14:40 ../</text:p>
      <text:p text:style-name="P7">85595903 -rw-r--r-- 1 ljfulton ljfulton <text:s text:c="2"/>15438 Jan 22 14:39 screenshot01.png</text:p>
      <text:p text:style-name="P7">85595906 -rwxr-xr-x 1 ljfulton ljfulton 1799512 Jan 22 14:36 game488*</text:p>
      <text:p text:style-name="P7">85595911 drwxrwx--- 2 ljfulton cs488 <text:s text:c="6"/>4096 Jan 22 14:36 src/</text:p>
      <text:p text:style-name="P7">85595910 drwxrwx--- 2 ljfulton cs488 <text:s text:c="6"/>4096 Jan 12 12:18 data/</text:p>
      <text:p text:style-name="P7"></text:p>
      <text:p text:style-name="P7">A1/src:</text:p>
      <text:p text:style-name="P7">total 1836</text:p>
      <text:p text:style-name="P7">85595909 drwxrwx--- 4 ljfulton cs488 <text:s text:c="6"/>4096 Jan 22 14:46 ../</text:p>
      <text:p text:style-name="P7">85595911 drwxrwx--- 2 ljfulton cs488 <text:s text:c="6"/>4096 Jan 22 14:36 ./</text:p>
      <text:p text:style-name="P7">56297266 -rwxr-xr-x 1 ljfulton ljfulton 1799512 Jan 22 14:36 game488*</text:p>
      <text:p text:style-name="P7">24320934 -rw-r-x--- 1 ljfulton ljfulton <text:s text:c="4"/>539 Jan 22 14:35 main.cpp*</text:p>
      <text:p text:style-name="P7">24320933 -rw-r-x--- 1 ljfulton ljfulton <text:s text:c="2"/>11928 Jan 22 14:35 Viewer.cpp*</text:p>
      <text:p text:style-name="P7">37705079 -rw-r-x--- 1 ljfulton ljfulton <text:s text:c="3"/>2587 Jan 22 14:34 Viewer.hpp*</text:p>
      <text:p text:style-name="P7">82568902 -rw-r-x--- 1 ljfulton ljfulton <text:s text:c="4"/>104 Jan 22 01:46 shader.frag*</text:p>
      <text:p text:style-name="P7">82568904 -rw-r-x--- 1 ljfulton ljfulton <text:s text:c="4"/>316 Jan 22 01:44 shader.vert*</text:p>
      <text:p text:style-name="P7">82568906 -rw-r-x--- 1 ljfulton ljfulton <text:s text:c="4"/>836 Jan 21 23:59 AppWindow.hpp*</text:p>
      <text:p text:style-name="P7">82568894 -rw-r-x--- 1 ljfulton ljfulton <text:s text:c="4"/>461 Jan 21 23:25 game488.pro*</text:p>
      <text:p text:style-name="P7">82568900 -rw-r-x--- 1 ljfulton ljfulton <text:s text:c="3"/>6479 Jan 21 23:00 AppWindow.cpp*</text:p>
      <text:p text:style-name="P7">82568895 -rw-r--r-- 1 ljfulton ljfulton <text:s text:c="3"/>1969 Jan 21 22:32 .nfs0000000004ebe6bf000003a3</text:p>
      <text:p text:style-name="P7"><text:s/>2742460 -rw-r-x--- 1 ljfulton cs488 <text:s text:c="6"/>3294 Jan 21 16:43 game.hpp*</text:p>
      <text:p text:style-name="P7"><text:s/>2742459 -rw-r-x--- 1 ljfulton cs488 <text:s text:c="6"/>7562 Jan 21 16:43 game.cpp*</text:p>
      <text:p text:style-name="P7"></text:p>
      <text:p text:style-name="P7">A1/data:</text:p>
      <text:p text:style-name="P7">total 8</text:p>
      <text:p text:style-name="P7">85595909 drwxrwx--- 4 ljfulton cs488 4096 Jan 22 14:46 ../</text:p>
      <text:p text:style-name="P7">85595910 drwxrwx--- 2 ljfulton cs488 4096 Jan 12 12:18 ./</text:p>
      <text:p text:style-name="P7"><text:soft-page-break/></text:p>
      <text:p text:style-name="P7">A1 <text:s text:c="37"/></text:p>
      <text:p text:style-name="P7">A1/README <text:s text:c="30"/>29879 <text:s text:c="4"/>1</text:p>
      <text:p text:style-name="P7">A1/data <text:s text:c="32"/></text:p>
      <text:p text:style-name="P7">A1/game488 <text:s text:c="29"/>39112 <text:s/>1758</text:p>
      <text:p text:style-name="P7">A1/screenshot01.png <text:s text:c="20"/>13104 <text:s text:c="3"/>16</text:p>
      <text:p text:style-name="P7">A1/src <text:s text:c="33"/></text:p>
      <text:p text:style-name="P7">A1/src/.nfs0000000004ebe6bf000003a3 <text:s text:c="4"/>17983 <text:s text:c="4"/>2</text:p>
      <text:p text:style-name="P7">A1/src/AppWindow.cpp <text:s text:c="19"/>41226 <text:s text:c="4"/>7</text:p>
      <text:p text:style-name="P7">A1/src/AppWindow.hpp <text:s text:c="19"/>33004 <text:s text:c="4"/>1</text:p>
      <text:p text:style-name="P7">A1/src/Viewer.cpp <text:s text:c="22"/>23256 <text:s text:c="3"/>12</text:p>
      <text:p text:style-name="P7">A1/src/Viewer.hpp <text:s text:c="22"/>24315 <text:s text:c="4"/>3</text:p>
      <text:p text:style-name="P7">A1/src/game.cpp <text:s text:c="24"/>33890 <text:s text:c="4"/>8</text:p>
      <text:p text:style-name="P7">A1/src/game.hpp <text:s text:c="24"/>08542 <text:s text:c="4"/>4</text:p>
      <text:p text:style-name="P7">A1/src/game488 <text:s text:c="25"/>39112 <text:s/>1758</text:p>
      <text:p text:style-name="P7">A1/src/game488.pro <text:s text:c="21"/>00804 <text:s text:c="4"/>1</text:p>
      <text:p text:style-name="P7">A1/src/main.cpp <text:s text:c="24"/>49175 <text:s text:c="4"/>1</text:p>
      <text:p text:style-name="P7">A1/src/shader.frag <text:s text:c="21"/>36745 <text:s text:c="4"/>1</text:p>
      <text:p text:style-name="P7">A1/src/shader.vert <text:s text:c="21"/>17509 <text:s text:c="4"/>1</text:p>
      <text:p text:style-name="P7"></text:p>
      <text:p text:style-name="P7"></text:p>
      <text:p text:style-name="P7"></text:p>
      <text:p text:style-name="P7"></text:p>
      <text:p text:style-name="P7"></text:p>
      <text:p text:style-name="P7"></text:p>
      <text:p text:style-name="P7"></text:p>
      <text:p text:style-name="P7"></text:p>
      <text:p text:style-name="P7"></text:p>
      <text:p text:style-name="P7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jfulton </meta:initial-creator>
    <meta:creation-date>2015-01-14T17:00:43</meta:creation-date>
    <dc:date>2015-01-22T14:57:00.835644342</dc:date>
    <meta:editing-duration>PT55M10S</meta:editing-duration>
    <meta:editing-cycles>6</meta:editing-cycles>
    <meta:generator>LibreOffice/4.2.7.2$Linux_X86_64 LibreOffice_project/420m0$Build-2</meta:generator>
    <meta:printed-by>ljfulton </meta:printed-by>
    <meta:print-date>2015-01-14T17:31:38</meta:print-date>
    <meta:document-statistic meta:table-count="0" meta:image-count="0" meta:object-count="0" meta:page-count="4" meta:paragraph-count="77" meta:word-count="525" meta:character-count="3962" meta:non-whitespace-character-count="2850"/>
  </office:meta>
</office:document-meta>
</file>